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Negrita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29295a"/>
    </style:style>
    <style:style style:name="T3" style:family="text">
      <style:text-properties officeooo:rsid="0029295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JS01: Introducción a JavaScrip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JS01: Introducción a JavaScrip</text:p>
          </text:index-title>
          <text:p text:style-name="P1"><text:a xlink:type="simple" xlink:href="#__RefHeading___Toc80_3874344329" text:style-name="Index_20_Link" text:visited-style-name="Index_20_Link">1-Primeros pasos con JavaScrip<text:tab/>3</text:a></text:p>
          <text:p text:style-name="P2"><text:a xlink:type="simple" xlink:href="#__RefHeading___Toc82_3874344329" text:style-name="Index_20_Link" text:visited-style-name="Index_20_Link">1.1-Uso de console.log()<text:tab/>3</text:a></text:p>
          <text:p text:style-name="P2"><text:a xlink:type="simple" xlink:href="#__RefHeading___Toc84_3874344329" text:style-name="Index_20_Link" text:visited-style-name="Index_20_Link">1.2-Uso de la API DOM<text:tab/>3</text:a></text:p>
          <text:p text:style-name="P2"><text:a xlink:type="simple" xlink:href="#__RefHeading___Toc86_3874344329" text:style-name="Index_20_Link" text:visited-style-name="Index_20_Link">1.3-Uso de window.alert()<text:tab/>3</text:a></text:p>
          <text:p text:style-name="P2"><text:a xlink:type="simple" xlink:href="#__RefHeading___Toc88_3874344329" text:style-name="Index_20_Link" text:visited-style-name="Index_20_Link">1.4-Uso de window.prompt()<text:tab/>3</text:a></text:p>
          <text:p text:style-name="P2"><text:a xlink:type="simple" xlink:href="#__RefHeading___Toc90_3874344329" text:style-name="Index_20_Link" text:visited-style-name="Index_20_Link">1.5- Uso de window.confirm()<text:tab/>3</text:a></text:p>
          <text:p text:style-name="P2"><text:a xlink:type="simple" xlink:href="#__RefHeading___Toc92_3874344329" text:style-name="Index_20_Link" text:visited-style-name="Index_20_Link">1.6-Uso de la API DOM (con texto gráfico: lienzo, SVG o archivo de imagen)<text:tab/>3</text:a></text:p>
          <text:p text:style-name="P1"><text:a xlink:type="simple" xlink:href="#__RefHeading___Toc94_3874344329" text:style-name="Index_20_Link" text:visited-style-name="Index_20_Link">2-Variables de JavaScript<text:tab/>3</text:a></text:p>
          <text:p text:style-name="P2"><text:a xlink:type="simple" xlink:href="#__RefHeading___Toc96_3874344329" text:style-name="Index_20_Link" text:visited-style-name="Index_20_Link">2.1-Definición de una variable<text:tab/>3</text:a></text:p>
          <text:p text:style-name="P2"><text:a xlink:type="simple" xlink:href="#__RefHeading___Toc98_3874344329" text:style-name="Index_20_Link" text:visited-style-name="Index_20_Link">2.2-Uso de una variable<text:tab/>3</text:a></text:p>
          <text:p text:style-name="P2"><text:a xlink:type="simple" xlink:href="#__RefHeading___Toc100_3874344329" text:style-name="Index_20_Link" text:visited-style-name="Index_20_Link">2.3-Tipos de Variables<text:tab/>3</text:a></text:p>
          <text:p text:style-name="P2"><text:a xlink:type="simple" xlink:href="#__RefHeading___Toc102_3874344329" text:style-name="Index_20_Link" text:visited-style-name="Index_20_Link">2.4-Matrices y Objetos<text:tab/>3</text:a></text:p>
          <text:p text:style-name="P1"><text:a xlink:type="simple" xlink:href="#__RefHeading___Toc104_3874344329" text:style-name="Index_20_Link" text:visited-style-name="Index_20_Link">3- Constantes integradas<text:tab/>3</text:a></text:p>
          <text:p text:style-name="P2"><text:a xlink:type="simple" xlink:href="#__RefHeading___Toc106_3874344329" text:style-name="Index_20_Link" text:visited-style-name="Index_20_Link">3.1-nulo<text:tab/>3</text:a></text:p>
          <text:p text:style-name="P2"><text:a xlink:type="simple" xlink:href="#__RefHeading___Toc108_3874344329" text:style-name="Index_20_Link" text:visited-style-name="Index_20_Link">3.2-Prueba de NaN usando isNaN()<text:tab/>3</text:a></text:p>
          <text:p text:style-name="P2"><text:a xlink:type="simple" xlink:href="#__RefHeading___Toc110_3874344329" text:style-name="Index_20_Link" text:visited-style-name="Index_20_Link">3.3-NaN<text:tab/>3</text:a></text:p>
          <text:p text:style-name="P2"><text:a xlink:type="simple" xlink:href="#__RefHeading___Toc112_3874344329" text:style-name="Index_20_Link" text:visited-style-name="Index_20_Link">3.4-Indefinido y nulo<text:tab/>3</text:a></text:p>
          <text:p text:style-name="P2"><text:a xlink:type="simple" xlink:href="#__RefHeading___Toc114_3874344329" text:style-name="Index_20_Link" text:visited-style-name="Index_20_Link">3.5- Infinito e -Infinito<text:tab/>3</text:a></text:p>
          <text:p text:style-name="P2"><text:a xlink:type="simple" xlink:href="#__RefHeading___Toc116_3874344329" text:style-name="Index_20_Link" text:visited-style-name="Index_20_Link">3.6- Constantes numéricas<text:tab/>3</text:a></text:p>
          <text:p text:style-name="P2"><text:a xlink:type="simple" xlink:href="#__RefHeading___Toc118_3874344329" text:style-name="Index_20_Link" text:visited-style-name="Index_20_Link">3.7- Operaciones que devuelven NaN<text:tab/>3</text:a></text:p>
          <text:p text:style-name="P2"><text:a xlink:type="simple" xlink:href="#__RefHeading___Toc120_3874344329" text:style-name="Index_20_Link" text:visited-style-name="Index_20_Link">3.8- Funciones de la biblioteca matemática que devuelven NaN<text:tab/>3</text:a></text:p>
          <text:p text:style-name="P1"><text:a xlink:type="simple" xlink:href="#__RefHeading___Toc122_3874344329" text:style-name="Index_20_Link" text:visited-style-name="Index_20_Link">4-Comentarios<text:tab/>3</text:a></text:p>
          <text:p text:style-name="P2"><text:a xlink:type="simple" xlink:href="#__RefHeading___Toc124_3874344329" text:style-name="Index_20_Link" text:visited-style-name="Index_20_Link">4.1- Uso de comentarios<text:tab/>3</text:a></text:p>
          <text:p text:style-name="P2"><text:a xlink:type="simple" xlink:href="#__RefHeading___Toc126_3874344329" text:style-name="Index_20_Link" text:visited-style-name="Index_20_Link">4.2-Uso de comentarios HTML en JavaScript (mala práctica)<text:tab/>3</text:a></text:p>
          <text:p text:style-name="P1"><text:a xlink:type="simple" xlink:href="#__RefHeading___Toc128_3874344329" text:style-name="Index_20_Link" text:visited-style-name="Index_20_Link">5-Consola<text:tab/>3</text:a></text:p>
          <text:p text:style-name="P2"><text:a xlink:type="simple" xlink:href="#__RefHeading___Toc130_3874344329" text:style-name="Index_20_Link" text:visited-style-name="Index_20_Link">5.1-Medición del tiempo - console.time()<text:tab/>3</text:a></text:p>
          <text:p text:style-name="P2"><text:a xlink:type="simple" xlink:href="#__RefHeading___Toc132_3874344329" text:style-name="Index_20_Link" text:visited-style-name="Index_20_Link">5.2- Formateo de la salida de la consola<text:tab/>3</text:a></text:p>
          <text:p text:style-name="P2"><text:a xlink:type="simple" xlink:href="#__RefHeading___Toc134_3874344329" text:style-name="Index_20_Link" text:visited-style-name="Index_20_Link">5.3-Impresión en la consola de depuración de un navegador<text:tab/>4</text:a></text:p>
          <text:p text:style-name="P2"><text:a xlink:type="simple" xlink:href="#__RefHeading___Toc136_3874344329" text:style-name="Index_20_Link" text:visited-style-name="Index_20_Link">5.4- Incluir un seguimiento de pila al iniciar sesión – console.trace()<text:tab/>4</text:a></text:p>
          <text:p text:style-name="P2"><text:a xlink:type="simple" xlink:href="#__RefHeading___Toc138_3874344329" text:style-name="Index_20_Link" text:visited-style-name="Index_20_Link">5.5- Tabulación de valores – console.table()<text:tab/>4</text:a></text:p>
          <text:p text:style-name="P2"><text:a xlink:type="simple" xlink:href="#__RefHeading___Toc140_3874344329" text:style-name="Index_20_Link" text:visited-style-name="Index_20_Link"><text:soft-page-break/>5.6-Contar – console.count()<text:tab/>4</text:a></text:p>
          <text:p text:style-name="P2"><text:a xlink:type="simple" xlink:href="#__RefHeading___Toc142_3874344329" text:style-name="Index_20_Link" text:visited-style-name="Index_20_Link">5.7- Limpiar la consola – console.clear()<text:tab/>4</text:a></text:p>
          <text:p text:style-name="P2"><text:a xlink:type="simple" xlink:href="#__RefHeading___Toc144_3874344329" text:style-name="Index_20_Link" text:visited-style-name="Index_20_Link">5.8- Mostrar objetos y XML de forma interactiva - console.dir(), console.dirxml()<text:tab/>4</text:a></text:p>
          <text:p text:style-name="P2"><text:a xlink:type="simple" xlink:href="#__RefHeading___Toc146_3874344329" text:style-name="Index_20_Link" text:visited-style-name="Index_20_Link">5.9-Depuración con aserciones - console.assert()<text:tab/>4</text:a></text:p>
        </text:index-body>
      </text:table-of-content>
      <text:h text:style-name="Heading_20_1" text:outline-level="1"><text:bookmark-start text:name="__RefHeading___Toc80_3874344329"/><text:soft-page-break/><text:span text:style-name="T2">1-</text:span><text:span text:style-name="T1">Primeros pasos con JavaScrip</text:span><text:bookmark-end text:name="__RefHeading___Toc80_3874344329"/></text:h>
      <text:h text:style-name="Heading_20_2" text:outline-level="2"><text:bookmark-start text:name="__RefHeading___Toc82_3874344329"/><text:span text:style-name="T2">1.1-</text:span><text:span text:style-name="T1">Uso de console.log()</text:span><text:bookmark-end text:name="__RefHeading___Toc82_3874344329"/></text:h>
      <text:h text:style-name="Heading_20_2" text:outline-level="2"><text:bookmark-start text:name="__RefHeading___Toc84_3874344329"/><text:span text:style-name="T2">1.2-</text:span><text:span text:style-name="T1">Uso de la API DOM</text:span><text:bookmark-end text:name="__RefHeading___Toc84_3874344329"/></text:h>
      <text:h text:style-name="Heading_20_2" text:outline-level="2"><text:bookmark-start text:name="__RefHeading___Toc86_3874344329"/><text:span text:style-name="T2">1.3-</text:span><text:span text:style-name="T1">Uso de window.alert()</text:span><text:bookmark-end text:name="__RefHeading___Toc86_3874344329"/></text:h>
      <text:h text:style-name="Heading_20_2" text:outline-level="2"><text:bookmark-start text:name="__RefHeading___Toc88_3874344329"/>1.4-Uso de window.prompt() <text:bookmark-end text:name="__RefHeading___Toc88_3874344329"/></text:h>
      <text:h text:style-name="Heading_20_2" text:outline-level="2"><text:bookmark-start text:name="__RefHeading___Toc90_3874344329"/><text:span text:style-name="T1">1.5-</text:span><text:span text:style-name="T2"> </text:span><text:span text:style-name="T1">Uso de window.confirm()</text:span><text:bookmark-end text:name="__RefHeading___Toc90_3874344329"/></text:h>
      <text:h text:style-name="Heading_20_2" text:outline-level="2"><text:bookmark-start text:name="__RefHeading___Toc92_3874344329"/>1.6-Uso de la API DOM (con texto gráfico: lienzo, SVG o archivo de imagen)<text:bookmark-end text:name="__RefHeading___Toc92_3874344329"/></text:h>
      <text:h text:style-name="Heading_20_1" text:outline-level="1"><text:bookmark-start text:name="__RefHeading___Toc94_3874344329"/>2-Variables de JavaScript<text:bookmark-end text:name="__RefHeading___Toc94_3874344329"/></text:h>
      <text:h text:style-name="Heading_20_2" text:outline-level="2"><text:bookmark-start text:name="__RefHeading___Toc96_3874344329"/>2.1-Definición de una variable<text:bookmark-end text:name="__RefHeading___Toc96_3874344329"/></text:h>
      <text:h text:style-name="Heading_20_2" text:outline-level="2"><text:bookmark-start text:name="__RefHeading___Toc98_3874344329"/><text:span text:style-name="T2">2.2-</text:span><text:span text:style-name="T1">Uso de una variable </text:span><text:bookmark-end text:name="__RefHeading___Toc98_3874344329"/></text:h>
      <text:h text:style-name="Heading_20_2" text:outline-level="2"><text:bookmark-start text:name="__RefHeading___Toc100_3874344329"/><text:span text:style-name="T2">2.3-</text:span><text:span text:style-name="T1">Tipos de Variables</text:span><text:bookmark-end text:name="__RefHeading___Toc100_3874344329"/></text:h>
      <text:h text:style-name="Heading_20_2" text:outline-level="2"><text:bookmark-start text:name="__RefHeading___Toc102_3874344329"/>2.4-Matrices y Objetos<text:bookmark-end text:name="__RefHeading___Toc102_3874344329"/></text:h>
      <text:h text:style-name="Heading_20_1" text:outline-level="1"><text:bookmark-start text:name="__RefHeading___Toc104_3874344329"/>3- Constantes integradas <text:bookmark-end text:name="__RefHeading___Toc104_3874344329"/></text:h>
      <text:h text:style-name="Heading_20_2" text:outline-level="2"><text:bookmark-start text:name="__RefHeading___Toc106_3874344329"/>3.1-nulo <text:bookmark-end text:name="__RefHeading___Toc106_3874344329"/></text:h>
      <text:h text:style-name="Heading_20_2" text:outline-level="2"><text:bookmark-start text:name="__RefHeading___Toc108_3874344329"/>3.2-Prueba de NaN usando isNaN()<text:bookmark-end text:name="__RefHeading___Toc108_3874344329"/></text:h>
      <text:h text:style-name="Heading_20_2" text:outline-level="2"><text:bookmark-start text:name="__RefHeading___Toc110_3874344329"/>3.3-NaN <text:bookmark-end text:name="__RefHeading___Toc110_3874344329"/></text:h>
      <text:h text:style-name="Heading_20_2" text:outline-level="2"><text:bookmark-start text:name="__RefHeading___Toc112_3874344329"/><text:span text:style-name="T3">3.4-I</text:span>ndefinido y nulo<text:bookmark-end text:name="__RefHeading___Toc112_3874344329"/></text:h>
      <text:h text:style-name="Heading_20_2" text:outline-level="2"><text:bookmark-start text:name="__RefHeading___Toc114_3874344329"/>3.5- Infinito e -Infinito <text:bookmark-end text:name="__RefHeading___Toc114_3874344329"/></text:h>
      <text:h text:style-name="Heading_20_2" text:outline-level="2"><text:bookmark-start text:name="__RefHeading___Toc116_3874344329"/>3.6- Constantes numéricas <text:bookmark-end text:name="__RefHeading___Toc116_3874344329"/></text:h>
      <text:h text:style-name="Heading_20_2" text:outline-level="2"><text:bookmark-start text:name="__RefHeading___Toc118_3874344329"/>3.7- Operaciones que devuelven NaN <text:bookmark-end text:name="__RefHeading___Toc118_3874344329"/></text:h>
      <text:h text:style-name="Heading_20_2" text:outline-level="2"><text:bookmark-start text:name="__RefHeading___Toc120_3874344329"/>3.8- Funciones de la biblioteca matemática que devuelven NaN<text:bookmark-end text:name="__RefHeading___Toc120_3874344329"/></text:h>
      <text:h text:style-name="Heading_20_1" text:outline-level="1"><text:bookmark-start text:name="__RefHeading___Toc122_3874344329"/>4-Comentarios<text:bookmark-end text:name="__RefHeading___Toc122_3874344329"/></text:h>
      <text:h text:style-name="Heading_20_2" text:outline-level="2"><text:bookmark-start text:name="__RefHeading___Toc124_3874344329"/>4.1- Uso de comentarios<text:bookmark-end text:name="__RefHeading___Toc124_3874344329"/></text:h>
      <text:h text:style-name="Heading_20_2" text:outline-level="2"><text:bookmark-start text:name="__RefHeading___Toc126_3874344329"/><text:span text:style-name="T3">4.2-</text:span>Uso de comentarios HTML en JavaScript (mala práctica)<text:bookmark-end text:name="__RefHeading___Toc126_3874344329"/></text:h>
      <text:h text:style-name="Heading_20_1" text:outline-level="1"><text:bookmark-start text:name="__RefHeading___Toc128_3874344329"/>5-Consola <text:bookmark-end text:name="__RefHeading___Toc128_3874344329"/></text:h>
      <text:h text:style-name="Heading_20_2" text:outline-level="2"><text:bookmark-start text:name="__RefHeading___Toc130_3874344329"/>5.1-Medición del tiempo - console.time() <text:bookmark-end text:name="__RefHeading___Toc130_3874344329"/></text:h>
      <text:h text:style-name="Heading_20_2" text:outline-level="2"><text:bookmark-start text:name="__RefHeading___Toc132_3874344329"/>5.2- Formateo de la salida de la consola<text:bookmark-end text:name="__RefHeading___Toc132_3874344329"/></text:h>
      <text:h text:style-name="Heading_20_2" text:outline-level="2"><text:bookmark-start text:name="__RefHeading___Toc134_3874344329"/><text:soft-page-break/>5.3-Impresión en la consola de depuración de un navegador<text:bookmark-end text:name="__RefHeading___Toc134_3874344329"/></text:h>
      <text:h text:style-name="Heading_20_2" text:outline-level="2"><text:bookmark-start text:name="__RefHeading___Toc136_3874344329"/>5.4- Incluir un seguimiento de pila al iniciar sesión – console.trace()<text:bookmark-end text:name="__RefHeading___Toc136_3874344329"/></text:h>
      <text:h text:style-name="Heading_20_2" text:outline-level="2"><text:bookmark-start text:name="__RefHeading___Toc138_3874344329"/>5.5- Tabulación de valores – console.table()<text:bookmark-end text:name="__RefHeading___Toc138_3874344329"/></text:h>
      <text:h text:style-name="Heading_20_2" text:outline-level="2"><text:bookmark-start text:name="__RefHeading___Toc140_3874344329"/>5.6-Contar – console.count()<text:bookmark-end text:name="__RefHeading___Toc140_3874344329"/></text:h>
      <text:h text:style-name="Heading_20_2" text:outline-level="2"><text:bookmark-start text:name="__RefHeading___Toc142_3874344329"/>5.7- Limpiar la consola – console.clear()<text:bookmark-end text:name="__RefHeading___Toc142_3874344329"/></text:h>
      <text:h text:style-name="Heading_20_2" text:outline-level="2"><text:bookmark-start text:name="__RefHeading___Toc144_3874344329"/>5.8- Mostrar objetos y XML de forma interactiva - console.dir(), console.dirxml() <text:bookmark-end text:name="__RefHeading___Toc144_3874344329"/></text:h>
      <text:h text:style-name="Heading_20_2" text:outline-level="2"><text:bookmark-start text:name="__RefHeading___Toc146_3874344329"/>5.9-Depuración con aserciones - console.assert() <text:bookmark-end text:name="__RefHeading___Toc146_3874344329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Negrita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omic Sans MS" fo:font-family="'Comic Sans MS'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499cm" fo:margin-right="0cm" fo:margin-top="0cm" fo:margin-bottom="0.282cm" style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font-variant="small-caps" fo:font-size="16pt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font-variant="small-caps" fo:font-size="16pt" style:text-underline-style="solid" style:text-underline-type="double" style:text-underline-width="auto" style:text-underline-color="font-color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font-variant="small-caps" fo:font-size="12pt" style:text-underline-style="solid" style:text-underline-width="auto" style:text-underline-color="font-color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font-style="italic" style:text-underline-style="wave" style:text-underline-width="auto" style:text-underline-color="font-color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font-style="italic" style:text-underline-style="dash" style:text-underline-width="auto" style:text-underline-color="font-color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style:text-underline-style="solid" style:text-underline-type="double" style:text-underline-width="auto" style:text-underline-color="font-color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cm" style:contextual-spacing="true" fo:line-height="100%" fo:text-align="center" style:justify-single-word="false"/>
      <style:text-properties fo:font-variant="small-caps" fo:font-size="28pt" fo:letter-spacing="-0.018cm" style:text-underline-style="solid" style:text-underline-type="double" style:text-underline-width="auto" style:text-underline-color="font-color" fo:font-weight="bold" style:letter-kerning="true" style:font-name-asian="Calibri1" style:font-family-asian="Calibri" style:font-family-generic-asian="system" style:font-pitch-asian="variable" style:font-size-asian="28pt" style:font-weight-asian="bold" style:font-name-complex="Tahoma" style:font-family-complex="Tahoma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_20_Bullet" style:display-name="List Bullet" style:family="paragraph" style:parent-style-name="Standard">
      <style:paragraph-properties fo:margin-top="0cm" fo:margin-bottom="0.282cm" style:contextual-spacing="true"/>
    </style:style>
    <style:style style:name="No_20_Spacing" style:display-name="No Spacing" style:family="paragraph" loext:linked-style-name="Sin_20_espaciado_20_Car">
      <style:paragraph-properties fo:margin-top="0cm" fo:margin-bottom="0cm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entury Gothic" fo:font-family="'Century Gothic'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s" style:country-asian="E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Standard" style:next-style-name="Standard" loext:linked-style-name="Subtítulo_20_Car" style:class="chapter">
      <style:paragraph-properties fo:margin-top="0cm" fo:margin-bottom="0cm" style:contextual-spacing="false"/>
      <style:text-properties fo:color="#00b0f0" loext:opacity="100%" fo:letter-spacing="0.026cm" style:font-name-asian="Calibri1" style:font-family-asian="Calibri" style:font-family-generic-asian="system" style:font-pitch-asian="variable"/>
    </style:style>
    <style:style style:name="List_20_Bullet_20_2" style:display-name="List Bullet 2" style:family="paragraph" style:parent-style-name="Standard" style:list-style-name="WWNum1" style:list-level="1">
      <style:paragraph-properties fo:margin-top="0cm" fo:margin-bottom="0.282cm" style:contextual-spacing="true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Comic Sans MS1" fo:font-family="'Comic Sans MS'" style:font-style-name="Negrita" style:font-family-generic="script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96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6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96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font-variant="small-caps" style:font-name="Century Gothic" fo:font-family="'Century Gothic'" style:font-family-generic="roman" style:font-pitch="variable" fo:font-size="16pt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font-variant="small-caps" style:font-name="Century Gothic" fo:font-family="'Century Gothic'" style:font-family-generic="roman" style:font-pitch="variable" fo:font-size="16pt" style:text-underline-style="solid" style:text-underline-type="double" style:text-underline-width="auto" style:text-underline-color="font-color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Título_20_Car" style:display-name="Título Car" style:family="text" style:parent-style-name="Default_20_Paragraph_20_Font">
      <style:text-properties fo:font-variant="small-caps" style:font-name="Century Gothic" fo:font-family="'Century Gothic'" style:font-family-generic="roman" style:font-pitch="variable" fo:font-size="28pt" fo:letter-spacing="-0.018cm" style:text-underline-style="solid" style:text-underline-type="double" style:text-underline-width="auto" style:text-underline-color="font-color" fo:font-weight="bold" style:letter-kerning="true" style:font-name-asian="Calibri1" style:font-family-asian="Calibri" style:font-family-generic-asian="system" style:font-pitch-asian="variable" style:font-size-asian="28pt" style:font-weight-asian="bold" style:font-name-complex="Tahoma" style:font-family-complex="Tahoma" style:font-family-generic-complex="system" style:font-pitch-complex="variable" style:font-size-complex="2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Título_20_3_20_Car" style:display-name="Título 3 Car" style:family="text" style:parent-style-name="Default_20_Paragraph_20_Font">
      <style:text-properties fo:font-variant="small-caps" style:font-name="Century Gothic" fo:font-family="'Century Gothic'" style:font-family-generic="roman" style:font-pitch="variable" fo:font-size="12pt" style:text-underline-style="solid" style:text-underline-width="auto" style:text-underline-color="font-color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style:font-name="Century Gothic" fo:font-family="'Century Gothic'" style:font-family-generic="roman" style:font-pitch="variable" fo:font-style="italic" style:text-underline-style="wave" style:text-underline-width="auto" style:text-underline-color="font-color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style:font-name="Century Gothic" fo:font-family="'Century Gothic'" style:font-family-generic="roman" style:font-pitch="variable" fo:font-style="italic" style:text-underline-style="dash" style:text-underline-width="auto" style:text-underline-color="font-color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/>
    </style:style>
    <style:style style:name="Texto_20_independiente_20_Car" style:display-name="Texto independiente Car" style:family="text" style:parent-style-name="Default_20_Paragraph_20_Font">
      <style:text-properties style:font-name="Century Gothic" fo:font-family="'Century Gothic'" style:font-family-generic="roman" style:font-pitch="variable"/>
    </style:style>
    <style:style style:name="Sin_20_espaciado_20_Car" style:display-name="Sin espaciado Car" style:family="text" style:parent-style-name="Default_20_Paragraph_20_Font" loext:linked-style-name="No_20_Spacing">
      <style:text-properties style:font-name="Century Gothic" fo:font-family="'Century Gothic'" style:font-family-generic="roman" style:font-pitch="variable" style:font-name-asian="Calibri1" style:font-family-asian="Calibri" style:font-family-generic-asian="system" style:font-pitch-asian="variable" style:language-asian="es" style:country-asian="ES"/>
    </style:style>
    <style:style style:name="Subtítulo_20_Car" style:display-name="Subtítulo Car" style:family="text" style:parent-style-name="Default_20_Paragraph_20_Font">
      <style:text-properties fo:color="#00b0f0" loext:opacity="100%" style:font-name="Century Gothic" fo:font-family="'Century Gothic'" style:font-family-generic="roman" style:font-pitch="variable" fo:letter-spacing="0.026cm" style:font-name-asian="Calibri1" style:font-family-asian="Calibri" style:font-family-generic-asian="system" style:font-pitch-asian="variable"/>
    </style:style>
    <style:style style:name="Encabezado_20_Car" style:display-name="Encabezado Car" style:family="text" style:parent-style-name="Default_20_Paragraph_20_Font">
      <style:text-properties style:font-name="Century Gothic" fo:font-family="'Century Gothic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entury Gothic" fo:font-family="'Century Gothic'" style:font-family-generic="roman" style:font-pitch="variable"/>
    </style:style>
    <style:style style:name="Título_20_6_20_Car" style:display-name="Título 6 Car" style:family="text" style:parent-style-name="Default_20_Paragraph_20_Font">
      <style:text-properties style:font-name="Century Gothic" fo:font-family="'Century Gothic'" style:font-family-generic="roman" style:font-pitch="variable" style:text-underline-style="solid" style:text-underline-type="double" style:text-underline-width="auto" style:text-underline-color="font-color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000000" loext:opacity="100%" style:font-name="Comic Sans MS" fo:font-family="'Comic Sans MS'" style:font-family-generic="roman" style:font-pitch="variable" fo:font-style="normal" fo:font-weight="normal" fo:background-color="#a5a5a5" style:font-style-asian="normal" style:font-weight-asian="normal" style:font-style-complex="italic"/>
    </style:style>
    <style:style style:name="Subtle_20_Emphasis" style:display-name="Subtle Emphasis" style:family="text" style:parent-style-name="Default_20_Paragraph_20_Font">
      <style:text-properties fo:color="#000000" loext:opacity="100%" style:font-name="Comic Sans MS" fo:font-family="'Comic Sans MS'" style:font-family-generic="roman" style:font-pitch="variable" fo:font-style="normal" fo:background-color="#b2b2b2" style:font-style-asian="normal" style:font-style-complex="italic"/>
    </style:style>
    <style:style style:name="Intense_20_Emphasis" style:display-name="Intense Emphasis" style:family="text" style:parent-style-name="Default_20_Paragraph_20_Font">
      <style:text-properties fo:color="#000000" loext:opacity="100%" style:font-name="Comic Sans MS" fo:font-family="'Comic Sans MS'" style:font-family-generic="roman" style:font-pitch="variable" fo:font-style="normal" fo:font-weight="bold" fo:background-color="#999999" style:font-style-asian="normal" style:font-weight-asian="bold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1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15T11:16:00</meta:creation-date>
    <meta:initial-creator>Iván Salas</meta:initial-creator>
    <dc:language>es-ES</dc:language>
    <dc:date>2023-08-10T13:55:58.760000000</dc:date>
    <meta:editing-cycles>33</meta:editing-cycles>
    <meta:editing-duration>PT14H36M43S</meta:editing-duration>
    <meta:generator>LibreOffice/7.5.0.3$Windows_X86_64 LibreOffice_project/c21113d003cd3efa8c53188764377a8272d9d6de</meta:generator>
    <meta:document-statistic meta:table-count="0" meta:image-count="0" meta:object-count="0" meta:page-count="4" meta:paragraph-count="69" meta:word-count="360" meta:character-count="2386" meta:non-whitespace-character-count="2075"/>
    <meta:user-defined meta:name="AppVersion">15.0000</meta:user-defined>
    <meta:template xlink:type="simple" xlink:actuate="onRequest" xlink:title="Normal.dotm" xlink:href=""/>
  </office:meta>
</office:document-meta>
</file>